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1.91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49.21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82.81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9.48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49.74mm"/>
    </style:style>
    <style:style style:name="co11" style:family="table-column">
      <style:table-column-properties fo:break-before="auto" style:column-width="33.07mm"/>
    </style:style>
    <style:style style:name="co12" style:family="table-column">
      <style:table-column-properties fo:break-before="auto" style:column-width="42.6mm"/>
    </style:style>
    <style:style style:name="co13" style:family="table-column">
      <style:table-column-properties fo:break-before="auto" style:column-width="41.17mm"/>
    </style:style>
    <style:style style:name="co14" style:family="table-column">
      <style:table-column-properties fo:break-before="auto" style:column-width="20.9mm"/>
    </style:style>
    <style:style style:name="co15" style:family="table-column">
      <style:table-column-properties fo:break-before="auto" style:column-width="54.24mm"/>
    </style:style>
    <style:style style:name="co16" style:family="table-column">
      <style:table-column-properties fo:break-before="auto" style:column-width="27.52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9.4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8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oftware" table:style-name="ta1">
        <table:shapes>
          <draw:frame draw:z-index="0" draw:name="Gráfico 1" draw:style-name="gr1" svg:width="159.82mm" svg:height="89.92mm" svg:x="180.94mm" svg:y="109.7mm">
            <loext:p draw:notify-on-update-of-ranges="Software.A19:Software.B23 Software.C18:Software.C18 Software.C19:Software.C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áfico 2" draw:style-name="gr1" svg:width="160.07mm" svg:height="89.92mm" svg:x="181.64mm" svg:y="200.33mm">
            <loext:p draw:notify-on-update-of-ranges="Software.A19:Software.B23 Software.D18:Software.D18 Software.D19:Software.D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default-cell-style-name="ce1"/>
        <table:table-column table:style-name="co7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10"/>
          <table:table-cell table:number-columns-repeated="1014"/>
        </table:table-row>
        <table:table-row table:style-name="ro2">
          <table:table-cell table:number-columns-repeated="6"/>
          <table:table-cell table:number-columns-spanned="1" table:number-rows-spanned="2"/>
          <table:table-cell table:number-columns-repeated="7"/>
          <table:table-cell table:style-name="ce2"/>
          <table:table-cell table:style-name="ce10"/>
          <table:table-cell table:number-columns-repeated="1008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2">
          <table:table-cell table:style-name="ce2"/>
          <table:table-cell table:number-columns-repeated="5"/>
          <table:table-cell table:number-columns-spanned="1" table:number-rows-spanned="2"/>
          <table:table-cell table:number-columns-repeated="1017"/>
        </table:table-row>
        <table:table-row table:style-name="ro2">
          <table:table-cell/>
          <table:table-cell table:style-name="ce3"/>
          <table:table-cell table:number-columns-repeated="4"/>
          <table:covered-table-cell/>
          <table:table-cell table:number-columns-repeated="1017"/>
        </table:table-row>
        <table:table-row table:style-name="ro2">
          <table:table-cell table:number-columns-repeated="2"/>
          <table:table-cell table:style-name="ce2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number-columns-repeated="1023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10"/>
          <table:table-cell table:number-columns-repeated="1014"/>
        </table:table-row>
        <table:table-row table:style-name="ro1">
          <table:table-cell table:number-columns-repeated="6"/>
          <table:table-cell table:number-columns-spanned="1" table:number-rows-spanned="2"/>
          <table:table-cell/>
          <table:table-cell table:style-name="ce7"/>
          <table:table-cell table:number-columns-repeated="1015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2">
          <table:table-cell table:style-name="ce3"/>
          <table:table-cell table:number-columns-repeated="5"/>
          <table:table-cell table:number-columns-spanned="1" table:number-rows-spanned="2"/>
          <table:table-cell table:number-columns-repeated="1017"/>
        </table:table-row>
        <table:table-row table:style-name="ro2">
          <table:table-cell table:style-name="ce3"/>
          <table:table-cell/>
          <table:table-cell table:style-name="ce2"/>
          <table:table-cell table:style-name="ce10"/>
          <table:table-cell table:style-name="ce3" table:number-columns-repeated="2"/>
          <table:covered-table-cell/>
          <table:table-cell table:number-columns-repeated="1017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 table:number-columns-spanned="4" table:number-rows-spanned="1">
            <text:p>MATRIX MUL <text:s/>SW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8K bloco 32</text:p>
          </table:table-cell>
          <table:table-cell/>
          <table:table-cell table:style-name="ce2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table:formula="of:=1.689629*100" office:value-type="float" office:value="168.9629" calcext:value-type="float">
            <text:p>168,9629</text:p>
          </table:table-cell>
          <table:table-cell office:value-type="float" office:value="0.361632" calcext:value-type="float">
            <text:p>0,361632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double</text:p>
          </table:table-cell>
          <table:table-cell table:formula="of:=3.40838*100" office:value-type="float" office:value="340.838" calcext:value-type="float">
            <text:p>340,838</text:p>
          </table:table-cell>
          <table:table-cell office:value-type="float" office:value="0.378918" calcext:value-type="float">
            <text:p>0,37891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table:formula="of:=3.347191*100" office:value-type="float" office:value="334.7191" calcext:value-type="float">
            <text:p>334,7191</text:p>
          </table:table-cell>
          <table:table-cell office:value-type="float" office:value="0.446955" calcext:value-type="float">
            <text:p>0,446955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double</text:p>
          </table:table-cell>
          <table:table-cell table:formula="of:=6.517159*100" office:value-type="float" office:value="651.7159" calcext:value-type="float">
            <text:p>651,7159</text:p>
          </table:table-cell>
          <table:table-cell office:value-type="float" office:value="0.431537" calcext:value-type="float">
            <text:p>0,431537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ixed</text:p>
          </table:table-cell>
          <table:table-cell table:formula="of:=4.91525*100" office:value-type="float" office:value="491.525" calcext:value-type="float">
            <text:p>491,525</text:p>
          </table:table-cell>
          <table:table-cell office:value-type="float" office:value="0.511054" calcext:value-type="float">
            <text:p>0,51105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oma unhardened</text:p>
          </table:table-cell>
          <table:table-cell office:value-type="string" calcext:value-type="string">
            <text:p>float + double</text:p>
          </table:table-cell>
          <table:table-cell table:formula="of:=[Software.C19]+[Software.C20]" office:value-type="float" office:value="509.8009" calcext:value-type="float">
            <text:p>509,8009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4" table:number-rows-spanned="1">
            <text:p>GEMM OPTIMIZED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8K</text:p>
          </table:table-cell>
          <table:table-cell/>
          <table:table-cell table:style-name="ce2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office:value-type="float" office:value="20.0864" calcext:value-type="float">
            <text:p>20,0864</text:p>
          </table:table-cell>
          <table:table-cell office:value-type="string" calcext:value-type="string">
            <text:p>1.556588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double</text:p>
          </table:table-cell>
          <table:table-cell office:value-type="float" office:value="49.2478" calcext:value-type="float">
            <text:p>49,2478</text:p>
          </table:table-cell>
          <table:table-cell office:value-type="string" calcext:value-type="string">
            <text:p>0.72255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office:value-type="float" office:value="207.7594" calcext:value-type="float">
            <text:p>207,7594</text:p>
          </table:table-cell>
          <table:table-cell office:value-type="string" calcext:value-type="string">
            <text:p>0.742766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double</text:p>
          </table:table-cell>
          <table:table-cell office:value-type="float" office:value="57.6534" calcext:value-type="float">
            <text:p>57,6534</text:p>
          </table:table-cell>
          <table:table-cell office:value-type="string" calcext:value-type="string">
            <text:p>0.972495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ixed</text:p>
          </table:table-cell>
          <table:table-cell office:value-type="float" office:value="57.5918" calcext:value-type="float">
            <text:p>57,5918</text:p>
          </table:table-cell>
          <table:table-cell office:value-type="string" calcext:value-type="string">
            <text:p>1.34481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oma unhardened</text:p>
          </table:table-cell>
          <table:table-cell office:value-type="string" calcext:value-type="string">
            <text:p>float + double</text:p>
          </table:table-cell>
          <table:table-cell table:formula="of:=[Software.C34]+[Software.C35]" office:value-type="float" office:value="69.3342" calcext:value-type="float">
            <text:p>69,3342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3">
          <table:table-cell table:style-name="ce4" office:value-type="string" calcext:value-type="string" table:number-columns-spanned="2" table:number-rows-spanned="1">
            <text:p>Unhardened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mix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4.767 ms </text:p>
          </table:table-cell>
          <table:table-cell office:value-type="string" calcext:value-type="string">
            <text:p>468.879 ms </text:p>
          </table:table-cell>
          <table:table-cell office:value-type="string" calcext:value-type="string">
            <text:p>494.371 m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1.725 ms </text:p>
          </table:table-cell>
          <table:table-cell office:value-type="string" calcext:value-type="string">
            <text:p>465.819 ms </text:p>
          </table:table-cell>
          <table:table-cell office:value-type="string" calcext:value-type="string">
            <text:p>494.225 m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2.267 ms </text:p>
          </table:table-cell>
          <table:table-cell office:value-type="string" calcext:value-type="string">
            <text:p>467.216 ms </text:p>
          </table:table-cell>
          <table:table-cell office:value-type="string" calcext:value-type="string">
            <text:p>494.017 m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39.316 ms </text:p>
          </table:table-cell>
          <table:table-cell office:value-type="string" calcext:value-type="string">
            <text:p>467.967 ms </text:p>
          </table:table-cell>
          <table:table-cell office:value-type="string" calcext:value-type="string">
            <text:p>493.669 m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39.958 ms </text:p>
          </table:table-cell>
          <table:table-cell office:value-type="string" calcext:value-type="string">
            <text:p>468.462 ms </text:p>
          </table:table-cell>
          <table:table-cell office:value-type="string" calcext:value-type="string">
            <text:p>494.228 m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4.788 ms </text:p>
          </table:table-cell>
          <table:table-cell office:value-type="string" calcext:value-type="string">
            <text:p>466.412 ms </text:p>
          </table:table-cell>
          <table:table-cell office:value-type="string" calcext:value-type="string">
            <text:p>493.785 ms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41.497 ms </text:p>
          </table:table-cell>
          <table:table-cell office:value-type="string" calcext:value-type="string">
            <text:p>465.770 ms </text:p>
          </table:table-cell>
          <table:table-cell office:value-type="string" calcext:value-type="string" table:number-columns-spanned="3" table:number-rows-spanned="1">
            <text:p>493.535 ms 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40.068 ms </text:p>
          </table:table-cell>
          <table:table-cell office:value-type="string" calcext:value-type="string">
            <text:p>467.798 ms </text:p>
          </table:table-cell>
          <table:table-cell office:value-type="string" calcext:value-type="string">
            <text:p>493.779 ms 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239.806 ms </text:p>
          </table:table-cell>
          <table:table-cell office:value-type="string" calcext:value-type="string">
            <text:p>468.321 ms </text:p>
          </table:table-cell>
          <table:table-cell office:value-type="string" calcext:value-type="string">
            <text:p>493.921 ms 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240.053 ms </text:p>
          </table:table-cell>
          <table:table-cell office:value-type="string" calcext:value-type="string">
            <text:p>466.689 ms </text:p>
          </table:table-cell>
          <table:table-cell office:value-type="string" calcext:value-type="string">
            <text:p>494.257 ms </text:p>
          </table:table-cell>
          <table:table-cell table:number-columns-repeated="1021"/>
        </table:table-row>
        <table:table-row table:style-name="ro4">
          <table:table-cell table:style-name="Default"/>
          <table:table-cell office:value-type="string" calcext:value-type="string">
            <text:p>Ipc=</text:p>
            <text:p/>
          </table:table-cell>
          <table:table-cell office:value-type="string" calcext:value-type="string">
            <text:p>Ipc = 1.233982</text:p>
            <text:p/>
          </table:table-cell>
          <table:table-cell table:style-name="ce7"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3">
          <table:table-cell table:style-name="ce8" office:value-type="string" calcext:value-type="string" table:number-columns-spanned="2" table:number-rows-spanned="1">
            <text:p>DMR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5" office:value-type="string" calcext:value-type="string">
            <text:p>1629.321 ms </text:p>
          </table:table-cell>
          <table:table-cell office:value-type="string" calcext:value-type="string">
            <text:p>497.095 ms 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5" office:value-type="string" calcext:value-type="string">
            <text:p>1630.388 ms </text:p>
          </table:table-cell>
          <table:table-cell office:value-type="string" calcext:value-type="string">
            <text:p>498.349 ms </text:p>
          </table:table-cell>
          <table:table-cell table:style-name="ce7"/>
          <table:table-cell/>
          <table:table-cell table:style-name="ce11"/>
          <table:table-cell table:number-columns-repeated="1019"/>
        </table:table-row>
        <table:table-row table:style-name="ro3">
          <table:table-cell table:style-name="ce6" office:value-type="string" calcext:value-type="string">
            <text:p>1626.706 ms </text:p>
          </table:table-cell>
          <table:table-cell office:value-type="string" calcext:value-type="string">
            <text:p>497.546 ms </text:p>
          </table:table-cell>
          <table:table-cell table:style-name="ce7"/>
          <table:table-cell/>
          <table:table-cell table:style-name="ce11"/>
          <table:table-cell table:number-columns-repeated="1019"/>
        </table:table-row>
        <table:table-row table:style-name="ro3">
          <table:table-cell table:style-name="ce5" office:value-type="string" calcext:value-type="string">
            <text:p>1626.642 ms </text:p>
          </table:table-cell>
          <table:table-cell office:value-type="string" calcext:value-type="string">
            <text:p>498.604 ms 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9" office:value-type="string" calcext:value-type="string">
            <text:p>1626.874 ms </text:p>
          </table:table-cell>
          <table:table-cell office:value-type="string" calcext:value-type="string">
            <text:p>497.927 ms 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1626.846 ms </text:p>
          </table:table-cell>
          <table:table-cell office:value-type="string" calcext:value-type="string">
            <text:p>497.689 ms 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1626.691 ms </text:p>
          </table:table-cell>
          <table:table-cell office:value-type="string" calcext:value-type="string">
            <text:p>497.432 ms 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1626.710 ms </text:p>
          </table:table-cell>
          <table:table-cell office:value-type="string" calcext:value-type="string">
            <text:p>498.034 ms 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1627.231 ms </text:p>
          </table:table-cell>
          <table:table-cell office:value-type="string" calcext:value-type="string">
            <text:p>498.200 ms 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1630.423 ms </text:p>
          </table:table-cell>
          <table:table-cell office:value-type="string" calcext:value-type="string">
            <text:p>497.968 ms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pc = 0.743436</text:p>
            <text:p/>
          </table:table-cell>
          <table:table-cell office:value-type="string" calcext:value-type="string">
            <text:p>Ipc = 0.885260</text:p>
            <text:p/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style-name="ce2" office:value-type="string" calcext:value-type="string">
            <text:p>8K</text:p>
          </table:table-cell>
          <table:table-cell/>
          <table:table-cell table:style-name="ce2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220,093 ms</text:p>
          </table:table-cell>
          <table:table-cell office:value-type="float" office:value="1.082326" calcext:value-type="float">
            <text:p>1,082326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double</text:p>
          </table:table-cell>
          <table:table-cell office:value-type="string" calcext:value-type="string">
            <text:p>465,770 ms </text:p>
          </table:table-cell>
          <table:table-cell office:value-type="float" office:value="0.598287" calcext:value-type="float">
            <text:p>0,598287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table:style-name="Default" office:value-type="string" calcext:value-type="string">
            <text:p>229,6227 ms</text:p>
          </table:table-cell>
          <table:table-cell office:value-type="float" office:value="1.735888" calcext:value-type="float">
            <text:p>1,735888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double</text:p>
          </table:table-cell>
          <table:table-cell office:value-type="string" calcext:value-type="string">
            <text:p>497,432 ms </text:p>
          </table:table-cell>
          <table:table-cell office:value-type="float" office:value="0.88526" calcext:value-type="float">
            <text:p>0,88526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493,535 ms </text:p>
          </table:table-cell>
          <table:table-cell office:value-type="float" office:value="1.233982" calcext:value-type="float">
            <text:p>1,233982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3">
          <table:table-cell office:value-type="float" office:value="229778" calcext:value-type="float">
            <text:p>229778</text:p>
          </table:table-cell>
          <table:table-cell table:formula="of:=[.A90]/1000" office:value-type="float" office:value="229.778" calcext:value-type="float">
            <text:p>229,778</text:p>
          </table:table-cell>
          <table:table-cell table:number-columns-repeated="1022"/>
        </table:table-row>
        <table:table-row table:style-name="ro3">
          <table:table-cell office:value-type="float" office:value="229459" calcext:value-type="float">
            <text:p>229459</text:p>
          </table:table-cell>
          <table:table-cell table:formula="of:=[.A91]/1000" office:value-type="float" office:value="229.459" calcext:value-type="float">
            <text:p>229,459</text:p>
          </table:table-cell>
          <table:table-cell table:number-columns-repeated="1022"/>
        </table:table-row>
        <table:table-row table:style-name="ro3">
          <table:table-cell office:value-type="float" office:value="229561" calcext:value-type="float">
            <text:p>229561</text:p>
          </table:table-cell>
          <table:table-cell table:formula="of:=[.A92]/1000" office:value-type="float" office:value="229.561" calcext:value-type="float">
            <text:p>229,561</text:p>
          </table:table-cell>
          <table:table-cell table:number-columns-repeated="1022"/>
        </table:table-row>
        <table:table-row table:style-name="ro3">
          <table:table-cell office:value-type="float" office:value="229612" calcext:value-type="float">
            <text:p>229612</text:p>
          </table:table-cell>
          <table:table-cell table:formula="of:=[.A93]/1000" office:value-type="float" office:value="229.612" calcext:value-type="float">
            <text:p>229,612</text:p>
          </table:table-cell>
          <table:table-cell table:number-columns-repeated="1022"/>
        </table:table-row>
        <table:table-row table:style-name="ro3">
          <table:table-cell office:value-type="float" office:value="229582" calcext:value-type="float">
            <text:p>229582</text:p>
          </table:table-cell>
          <table:table-cell table:formula="of:=[.A94]/1000" office:value-type="float" office:value="229.582" calcext:value-type="float">
            <text:p>229,582</text:p>
          </table:table-cell>
          <table:table-cell table:number-columns-repeated="1022"/>
        </table:table-row>
        <table:table-row table:style-name="ro3">
          <table:table-cell office:value-type="float" office:value="229750" calcext:value-type="float">
            <text:p>229750</text:p>
          </table:table-cell>
          <table:table-cell table:formula="of:=[.A95]/1000" office:value-type="float" office:value="229.75" calcext:value-type="float">
            <text:p>229,75</text:p>
          </table:table-cell>
          <table:table-cell table:number-columns-repeated="1022"/>
        </table:table-row>
        <table:table-row table:style-name="ro3">
          <table:table-cell office:value-type="float" office:value="229843" calcext:value-type="float">
            <text:p>229843</text:p>
          </table:table-cell>
          <table:table-cell table:formula="of:=[.A96]/1000" office:value-type="float" office:value="229.843" calcext:value-type="float">
            <text:p>229,843</text:p>
          </table:table-cell>
          <table:table-cell table:number-columns-repeated="1022"/>
        </table:table-row>
        <table:table-row table:style-name="ro3">
          <table:table-cell office:value-type="float" office:value="229583" calcext:value-type="float">
            <text:p>229583</text:p>
          </table:table-cell>
          <table:table-cell table:formula="of:=[.A97]/1000" office:value-type="float" office:value="229.583" calcext:value-type="float">
            <text:p>229,583</text:p>
          </table:table-cell>
          <table:table-cell table:number-columns-repeated="1022"/>
        </table:table-row>
        <table:table-row table:style-name="ro3">
          <table:table-cell office:value-type="float" office:value="229548" calcext:value-type="float">
            <text:p>229548</text:p>
          </table:table-cell>
          <table:table-cell table:formula="of:=[.A98]/1000" office:value-type="float" office:value="229.548" calcext:value-type="float">
            <text:p>229,548</text:p>
          </table:table-cell>
          <table:table-cell table:number-columns-repeated="1022"/>
        </table:table-row>
        <table:table-row table:style-name="ro3">
          <table:table-cell office:value-type="float" office:value="229511" calcext:value-type="float">
            <text:p>229511</text:p>
          </table:table-cell>
          <table:table-cell table:formula="of:=[.A99]/1000" office:value-type="float" office:value="229.511" calcext:value-type="float">
            <text:p>229,511</text:p>
          </table:table-cell>
          <table:table-cell table:number-columns-repeated="1022"/>
        </table:table-row>
        <table:table-row table:style-name="ro1">
          <table:table-cell/>
          <table:table-cell table:formula="of:=AVERAGE([.B90:.B99])" office:value-type="float" office:value="229.6227" calcext:value-type="float">
            <text:p>229,6227</text:p>
          </table:table-cell>
          <table:table-cell table:number-columns-repeated="1022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nsor" table:style-name="ta1">
        <table:shapes>
          <draw:frame draw:z-index="0" draw:name="Gráfico 1" draw:style-name="gr1" svg:width="120.21mm" svg:height="76.37mm" svg:x="219.72mm" svg:y="4mm">
            <loext:p draw:notify-on-update-of-ranges="Tensor.A3:Tensor.B5 Tensor.C2:Tensor.C2 Tensor.C3:Tensor.C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name="Gráfico 2" draw:style-name="gr1" svg:width="117.3mm" svg:height="81.45mm" svg:x="221.05mm" svg:y="86.84mm">
            <loext:p draw:notify-on-update-of-ranges="Tensor.A3:Tensor.B5 Tensor.D2:Tensor.D2 Tensor.D3:Tensor.D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020" table:default-cell-style-name="ce1"/>
        <table:table-row table:style-name="ro2">
          <table:table-cell table:style-name="ce3" office:value-type="string" calcext:value-type="string" table:number-columns-spanned="4" table:number-rows-spanned="1">
            <text:p>TENSOR simpl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float" office:value="8192" calcext:value-type="float">
            <text:p>8192</text:p>
          </table:table-cell>
          <table:table-cell/>
          <table:table-cell table:style-name="ce2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half</text:p>
          </table:table-cell>
          <table:table-cell table:formula="of:=1878.601685/10" office:value-type="float" office:value="187.8601685" calcext:value-type="float">
            <text:p>187,8601685</text:p>
          </table:table-cell>
          <table:table-cell office:value-type="float" office:value="0.396979" calcext:value-type="float">
            <text:p>0,396979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float</text:p>
          </table:table-cell>
          <table:table-cell table:formula="of:=2505.069824/10" office:value-type="float" office:value="250.5069824" calcext:value-type="float">
            <text:p>250,5069824</text:p>
          </table:table-cell>
          <table:table-cell office:value-type="float" office:value="0.479245" calcext:value-type="float">
            <text:p>0,4792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MR</text:p>
          </table:table-cell>
          <table:table-cell office:value-type="string" calcext:value-type="string">
            <text:p>half</text:p>
          </table:table-cell>
          <table:table-cell table:formula="of:=2334.267578/10" office:value-type="float" office:value="233.4267578" calcext:value-type="float">
            <text:p>233,4267578</text:p>
          </table:table-cell>
          <table:table-cell office:value-type="float" office:value="0.708615" calcext:value-type="float">
            <text:p>0,708615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Tensor Optimized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2" office:value-type="float" office:value="8192" calcext:value-type="float">
            <text:p>8192</text:p>
          </table:table-cell>
          <table:table-cell/>
          <table:table-cell table:style-name="ce2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half</text:p>
          </table:table-cell>
          <table:table-cell table:formula="of:=654.840881/10" office:value-type="float" office:value="65.4840881" calcext:value-type="float">
            <text:p>65,4840881</text:p>
          </table:table-cell>
          <table:table-cell office:value-type="float" office:value="1.099281" calcext:value-type="float">
            <text:p>1,09928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float</text:p>
          </table:table-cell>
          <table:table-cell table:formula="of:=1287.36499/10" office:value-type="float" office:value="128.736499" calcext:value-type="float">
            <text:p>128,736499</text:p>
          </table:table-cell>
          <table:table-cell office:value-type="float" office:value="1.086806" calcext:value-type="float">
            <text:p>1,0868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MR</text:p>
          </table:table-cell>
          <table:table-cell office:value-type="string" calcext:value-type="string">
            <text:p>half</text:p>
          </table:table-cell>
          <table:table-cell table:formula="of:=666.505127/10" office:value-type="float" office:value="66.6505127" calcext:value-type="float">
            <text:p>66,6505127</text:p>
          </table:table-cell>
          <table:table-cell office:value-type="float" office:value="1.106212" calcext:value-type="float">
            <text:p>1,106212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1019" table:default-cell-style-name="ce1"/>
        <table:table-row table:style-name="ro1">
          <table:table-cell/>
          <table:table-cell table:number-columns-spanned="4" table:number-rows-spanned="1"/>
          <table:covered-table-cell table:number-columns-repeated="3"/>
          <table:table-cell>
            <draw:frame table:end-cell-address="ALL.Q17" table:end-x="1.32mm" table:end-y="2.92mm" draw:z-index="0" draw:name="Gráfico 1" draw:style-name="gr1" svg:width="206.89mm" svg:height="80.98mm" svg:x="4mm" svg:y="3.18mm">
              <loext:p draw:notify-on-update-of-ranges="ALL.A18:ALL.C28 ALL.D17:ALL.D17 ALL.D18:ALL.D28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/>
          <table:table-cell table:style-name="ce2"/>
          <table:table-cell/>
          <table:table-cell table:style-name="ce2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5">
            <text:p>MxM SW</text:p>
          </table:table-cell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table:formula="of:=1.689629*100" office:value-type="float" office:value="168.9629" calcext:value-type="float">
            <text:p>168,9629</text:p>
          </table:table-cell>
          <table:table-cell office:value-type="float" office:value="0.361632" calcext:value-type="float">
            <text:p>0,361632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double</text:p>
          </table:table-cell>
          <table:table-cell table:formula="of:=3.40838*100" office:value-type="float" office:value="340.838" calcext:value-type="float">
            <text:p>340,838</text:p>
          </table:table-cell>
          <table:table-cell office:value-type="float" office:value="0.378918" calcext:value-type="float">
            <text:p>0,378918</text:p>
          </table:table-cell>
          <table:table-cell table:number-columns-repeated="1019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table:formula="of:=3.347191*100" office:value-type="float" office:value="334.7191" calcext:value-type="float">
            <text:p>334,7191</text:p>
          </table:table-cell>
          <table:table-cell office:value-type="float" office:value="0.446955" calcext:value-type="float">
            <text:p>0,446955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double</text:p>
          </table:table-cell>
          <table:table-cell table:formula="of:=6.517159*100" office:value-type="float" office:value="651.7159" calcext:value-type="float">
            <text:p>651,7159</text:p>
          </table:table-cell>
          <table:table-cell office:value-type="float" office:value="0.431537" calcext:value-type="float">
            <text:p>0,431537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mixed</text:p>
          </table:table-cell>
          <table:table-cell table:formula="of:=4.91525*100" office:value-type="float" office:value="491.525" calcext:value-type="float">
            <text:p>491,525</text:p>
          </table:table-cell>
          <table:table-cell office:value-type="float" office:value="0.511054" calcext:value-type="float">
            <text:p>0,51105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3">
            <text:p>Tensor Simple</text:p>
          </table:table-cell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half</text:p>
          </table:table-cell>
          <table:table-cell table:formula="of:=1878.601685/10" office:value-type="float" office:value="187.8601685" calcext:value-type="float">
            <text:p>187,8601685</text:p>
          </table:table-cell>
          <table:table-cell office:value-type="float" office:value="0.396979" calcext:value-type="float">
            <text:p>0,396979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float</text:p>
          </table:table-cell>
          <table:table-cell table:formula="of:=2505.069824/10" office:value-type="float" office:value="250.5069824" calcext:value-type="float">
            <text:p>250,5069824</text:p>
          </table:table-cell>
          <table:table-cell office:value-type="float" office:value="0.479245" calcext:value-type="float">
            <text:p>0,479245</text:p>
          </table:table-cell>
          <table:table-cell table:number-columns-repeated="1019"/>
        </table:table-row>
        <table:table-row table:style-name="ro2">
          <table:covered-table-cell/>
          <table:table-cell table:style-name="ce3" office:value-type="string" calcext:value-type="string">
            <text:p>DMR</text:p>
          </table:table-cell>
          <table:table-cell office:value-type="string" calcext:value-type="string">
            <text:p>half</text:p>
          </table:table-cell>
          <table:table-cell table:formula="of:=2334.267578/10" office:value-type="float" office:value="233.4267578" calcext:value-type="float">
            <text:p>233,4267578</text:p>
          </table:table-cell>
          <table:table-cell office:value-type="float" office:value="0.708615" calcext:value-type="float">
            <text:p>0,70861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3">
            <text:p>Tensor Optimized</text:p>
          </table:table-cell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half</text:p>
          </table:table-cell>
          <table:table-cell table:formula="of:=654.840881/10" office:value-type="float" office:value="65.4840881" calcext:value-type="float">
            <text:p>65,4840881</text:p>
          </table:table-cell>
          <table:table-cell office:value-type="float" office:value="1.099281" calcext:value-type="float">
            <text:p>1,099281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float</text:p>
          </table:table-cell>
          <table:table-cell table:formula="of:=1287.36499/10" office:value-type="float" office:value="128.736499" calcext:value-type="float">
            <text:p>128,736499</text:p>
          </table:table-cell>
          <table:table-cell office:value-type="float" office:value="1.086806" calcext:value-type="float">
            <text:p>1,086806</text:p>
          </table:table-cell>
          <table:table-cell table:number-columns-repeated="1019"/>
        </table:table-row>
        <table:table-row table:style-name="ro2">
          <table:covered-table-cell/>
          <table:table-cell table:style-name="ce3" office:value-type="string" calcext:value-type="string">
            <text:p>DMR</text:p>
          </table:table-cell>
          <table:table-cell office:value-type="string" calcext:value-type="string">
            <text:p>half</text:p>
          </table:table-cell>
          <table:table-cell table:formula="of:=666.505127/10" office:value-type="float" office:value="66.6505127" calcext:value-type="float">
            <text:p>66,6505127</text:p>
          </table:table-cell>
          <table:table-cell office:value-type="float" office:value="1.106212" calcext:value-type="float">
            <text:p>1,106212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6">
            <text:p>Unhardened</text:p>
          </table:table-cell>
          <table:table-cell table:style-name="ce3" office:value-type="string" calcext:value-type="string" table:number-columns-spanned="1" table:number-rows-spanned="2">
            <text:p>MxM SW</text:p>
          </table:table-cell>
          <table:table-cell office:value-type="string" calcext:value-type="string">
            <text:p>float</text:p>
          </table:table-cell>
          <table:table-cell table:formula="of:=1.689629*100" office:value-type="float" office:value="168.9629" calcext:value-type="float">
            <text:p>168,9629</text:p>
          </table:table-cell>
          <table:table-cell office:value-type="float" office:value="0.361632" calcext:value-type="float">
            <text:p>0,361632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double</text:p>
          </table:table-cell>
          <table:table-cell table:formula="of:=3.40838*100" office:value-type="float" office:value="340.838" calcext:value-type="float">
            <text:p>340,838</text:p>
          </table:table-cell>
          <table:table-cell office:value-type="float" office:value="0.378918" calcext:value-type="float">
            <text:p>0,378918</text:p>
          </table:table-cell>
          <table:table-cell>
            <draw:frame table:end-cell-address="ALL.Q34" table:end-x="2.65mm" table:end-y="0.41mm" draw:z-index="1" draw:name="Gráfico 2" draw:style-name="gr1" svg:width="207.82mm" svg:height="75.78mm" svg:x="4.4mm" svg:y="0.57mm">
              <loext:p draw:notify-on-update-of-ranges="ALL.A18:ALL.C28 ALL.E17:ALL.E17 ALL.E18:ALL.E28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2">
            <text:p>Tensor Simple</text:p>
          </table:table-cell>
          <table:table-cell office:value-type="string" calcext:value-type="string">
            <text:p>half</text:p>
          </table:table-cell>
          <table:table-cell office:value-type="float" office:value="187.8601685" calcext:value-type="float">
            <text:p>187,8601685</text:p>
          </table:table-cell>
          <table:table-cell office:value-type="float" office:value="0.396979" calcext:value-type="float">
            <text:p>0,396979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float</text:p>
          </table:table-cell>
          <table:table-cell office:value-type="float" office:value="250.5069824" calcext:value-type="float">
            <text:p>250,5069824</text:p>
          </table:table-cell>
          <table:table-cell office:value-type="float" office:value="0.479245" calcext:value-type="float">
            <text:p>0,479245</text:p>
          </table:table-cell>
          <table:table-cell table:number-columns-repeated="1019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2">
            <text:p>Tensor Optimized</text:p>
          </table:table-cell>
          <table:table-cell office:value-type="string" calcext:value-type="string">
            <text:p>half</text:p>
          </table:table-cell>
          <table:table-cell office:value-type="float" office:value="65.4840881" calcext:value-type="float">
            <text:p>65,4840881</text:p>
          </table:table-cell>
          <table:table-cell office:value-type="float" office:value="1.099281" calcext:value-type="float">
            <text:p>1,099281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float</text:p>
          </table:table-cell>
          <table:table-cell office:value-type="float" office:value="128.736499" calcext:value-type="float">
            <text:p>128,736499</text:p>
          </table:table-cell>
          <table:table-cell office:value-type="float" office:value="1.086806" calcext:value-type="float">
            <text:p>1,08680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5">
            <text:p>DMR</text:p>
          </table:table-cell>
          <table:table-cell table:style-name="ce3" office:value-type="string" calcext:value-type="string" table:number-columns-spanned="1" table:number-rows-spanned="3">
            <text:p>MxM SW</text:p>
          </table:table-cell>
          <table:table-cell office:value-type="string" calcext:value-type="string">
            <text:p>float</text:p>
          </table:table-cell>
          <table:table-cell table:formula="of:=3.347191*100" office:value-type="float" office:value="334.7191" calcext:value-type="float">
            <text:p>334,7191</text:p>
          </table:table-cell>
          <table:table-cell office:value-type="float" office:value="0.446955" calcext:value-type="float">
            <text:p>0,446955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double</text:p>
          </table:table-cell>
          <table:table-cell table:formula="of:=6.517159*100" office:value-type="float" office:value="651.7159" calcext:value-type="float">
            <text:p>651,7159</text:p>
          </table:table-cell>
          <table:table-cell office:value-type="float" office:value="0.431537" calcext:value-type="float">
            <text:p>0,431537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mixed</text:p>
          </table:table-cell>
          <table:table-cell table:formula="of:=4.91525*100" office:value-type="float" office:value="491.525" calcext:value-type="float">
            <text:p>491,525</text:p>
          </table:table-cell>
          <table:table-cell office:value-type="float" office:value="0.511054" calcext:value-type="float">
            <text:p>0,511054</text:p>
          </table:table-cell>
          <table:table-cell table:number-columns-repeated="1019"/>
        </table:table-row>
        <table:table-row table:style-name="ro2">
          <table:covered-table-cell/>
          <table:table-cell table:style-name="ce2" office:value-type="string" calcext:value-type="string">
            <text:p>Tensor Simple</text:p>
          </table:table-cell>
          <table:table-cell office:value-type="string" calcext:value-type="string">
            <text:p>half</text:p>
          </table:table-cell>
          <table:table-cell office:value-type="float" office:value="233.4267578" calcext:value-type="float">
            <text:p>233,4267578</text:p>
          </table:table-cell>
          <table:table-cell office:value-type="float" office:value="0.708615" calcext:value-type="float">
            <text:p>0,708615</text:p>
          </table:table-cell>
          <table:table-cell table:number-columns-repeated="1019"/>
        </table:table-row>
        <table:table-row table:style-name="ro2">
          <table:covered-table-cell/>
          <table:table-cell table:style-name="ce2" office:value-type="string" calcext:value-type="string">
            <text:p>Tensor Optimized</text:p>
          </table:table-cell>
          <table:table-cell office:value-type="string" calcext:value-type="string">
            <text:p>half</text:p>
          </table:table-cell>
          <table:table-cell office:value-type="float" office:value="66.6505127" calcext:value-type="float">
            <text:p>66,6505127</text:p>
          </table:table-cell>
          <table:table-cell office:value-type="float" office:value="1.106212" calcext:value-type="float">
            <text:p>1,106212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3" table:number-columns-spanned="1" table:number-rows-spanned="6"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table-cell table:style-name="ce3" table:number-columns-spanned="1" table:number-rows-spanned="5"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3">00/00/0000</text:date>, <text:time style:data-style-name="N2" text:time-value="00:12:10.1759974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5-20T23:45:15Z</meta:creation-date>
    <dc:date>2019-07-13T02:23:42.388447711</dc:date>
    <meta:editing-cycles>32</meta:editing-cycles>
    <meta:editing-duration>PT8H27M2S</meta:editing-duration>
    <meta:document-statistic meta:table-count="3" meta:cell-count="26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82cm" svg:height="8.992cm" xlink:href=".." xlink:type="simple" chart:class="chart:bar" chart:style-name="ch1">
        <chart:title svg:x="5.663cm" svg:y="0.315cm" chart:style-name="ch2">
          <text:p>SW - Execution Time (s)</text:p>
        </chart:title>
        <chart:plot-area chart:style-name="ch3" table:cell-range-address="Software.A18:Software.C23" chart:data-source-has-labels="both" svg:x="0.319cm" svg:y="1.243cm" svg:width="15.344cm" svg:height="7.57cm">
          <chartooo:coordinate-region svg:x="0.952cm" svg:y="1.422cm" svg:width="14.711cm" svg:height="6.43cm"/>
          <chart:axis chart:dimension="x" chart:name="primary-x" chart:style-name="ch4" chartooo:axis-type="text">
            <chart:categories table:cell-range-address="Software.A19:Software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ftware.C19:Software.C23" chart:label-cell-address="Software.C18:Software.C1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ms)</text:p>
                <draw:g>
                  <svg:desc>Software.C18:Software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float</text:p>
                <text:list>
                  <text:list-item>
                    <text:p>Unhardened</text:p>
                  </text:list-item>
                  <text:list-item>
                    <text:p>float</text:p>
                  </text:list-item>
                </text:list>
                <draw:g>
                  <svg:desc>Software.A19:Software.B23</svg:desc>
                </draw:g>
              </table:table-cell>
              <table:table-cell office:value-type="float" office:value="168.9629">
                <text:p>168.9629</text:p>
                <draw:g>
                  <svg:desc>Software.C19:Software.C23</svg:desc>
                </draw:g>
              </table:table-cell>
            </table:table-row>
            <table:table-row>
              <table:table-cell office:value-type="string">
                <text:p>Unhardened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340.838">
                <text:p>340.838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34.7191">
                <text:p>334.7191</text:p>
              </table:table-cell>
            </table:table-row>
            <table:table-row>
              <table:table-cell office:value-type="string">
                <text:p>DMR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651.7159">
                <text:p>651.7159</text:p>
              </table:table-cell>
            </table:table-row>
            <table:table-row>
              <table:table-cell office:value-type="string">
                <text:p>DMR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491.525">
                <text:p>491.5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07cm" svg:height="8.992cm" xlink:href=".." xlink:type="simple" chart:class="chart:bar" chart:style-name="ch1">
        <chart:title svg:x="7.122cm" svg:y="0.315cm" chart:style-name="ch2">
          <text:p>SW - IPC</text:p>
        </chart:title>
        <chart:plot-area chart:style-name="ch3" table:cell-range-address="Software.A19:Software.B23 Software.D18:Software.D23" chart:data-source-has-labels="both" svg:x="0.32cm" svg:y="1.243cm" svg:width="15.367cm" svg:height="7.57cm">
          <chartooo:coordinate-region svg:x="0.864cm" svg:y="1.422cm" svg:width="14.823cm" svg:height="6.43cm"/>
          <chart:axis chart:dimension="x" chart:name="primary-x" chart:style-name="ch4" chartooo:axis-type="text">
            <chart:categories table:cell-range-address="Software.A19:Software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ftware.D19:Software.D23" chart:label-cell-address="Software.D18:Software.D1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Software.D18:Software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float</text:p>
                <text:list>
                  <text:list-item>
                    <text:p>Unhardened</text:p>
                  </text:list-item>
                  <text:list-item>
                    <text:p>float</text:p>
                  </text:list-item>
                </text:list>
                <draw:g>
                  <svg:desc>Software.A19:Software.B23</svg:desc>
                </draw:g>
              </table:table-cell>
              <table:table-cell office:value-type="float" office:value="0.361632">
                <text:p>0.361632</text:p>
                <draw:g>
                  <svg:desc>Software.D19:Software.D23</svg:desc>
                </draw:g>
              </table:table-cell>
            </table:table-row>
            <table:table-row>
              <table:table-cell office:value-type="string">
                <text:p>Unhardened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0.378918">
                <text:p>0.378918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446955">
                <text:p>0.446955</text:p>
              </table:table-cell>
            </table:table-row>
            <table:table-row>
              <table:table-cell office:value-type="string">
                <text:p>DMR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0.431537">
                <text:p>0.431537</text:p>
              </table:table-cell>
            </table:table-row>
            <table:table-row>
              <table:table-cell office:value-type="string">
                <text:p>DMR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0.511054">
                <text:p>0.5110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021cm" svg:height="7.637cm" xlink:href=".." xlink:type="simple" chart:class="chart:bar" chart:style-name="ch1">
        <chart:title svg:x="3.357cm" svg:y="0.288cm" chart:style-name="ch2">
          <text:p>Tensor - Execution Time (s)</text:p>
        </chart:title>
        <chart:plot-area chart:style-name="ch3" table:cell-range-address="Tensor.A2:Tensor.C5" chart:data-source-has-labels="both" svg:x="0.24cm" svg:y="1.189cm" svg:width="11.541cm" svg:height="6.296cm">
          <chartooo:coordinate-region svg:x="0.873cm" svg:y="1.368cm" svg:width="10.908cm" svg:height="5.156cm"/>
          <chart:axis chart:dimension="x" chart:name="primary-x" chart:style-name="ch4" chartooo:axis-type="text">
            <chart:categories table:cell-range-address="Tensor.A3:Tensor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nsor.C3:Tensor.C5" chart:label-cell-address="Tensor.C2:Tensor.C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ms)</text:p>
                <draw:g>
                  <svg:desc>Tensor.C2:Tensor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Tensor.A3:Tensor.B5</svg:desc>
                </draw:g>
              </table:table-cell>
              <table:table-cell office:value-type="float" office:value="187.8601685">
                <text:p>187.8601685</text:p>
                <draw:g>
                  <svg:desc>Tensor.C3:Tensor.C5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250.5069824">
                <text:p>250.5069824</text:p>
              </table:table-cell>
            </table:table-row>
            <table:table-row>
              <table:table-cell office:value-type="string">
                <text:p>DMR half</text:p>
                <text:list>
                  <text:list-item>
                    <text:p>DMR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233.4267578">
                <text:p>233.42675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73cm" svg:height="8.145cm" xlink:href=".." xlink:type="simple" chart:class="chart:bar" chart:style-name="ch1">
        <chart:title svg:x="4.659cm" svg:y="0.298cm" chart:style-name="ch2">
          <text:p>Tensor - IPC</text:p>
        </chart:title>
        <chart:plot-area chart:style-name="ch3" table:cell-range-address="Tensor.A3:Tensor.B5 Tensor.D2:Tensor.D5" chart:data-source-has-labels="both" svg:x="0.234cm" svg:y="1.209cm" svg:width="11.262cm" svg:height="6.774cm">
          <chartooo:coordinate-region svg:x="0.778cm" svg:y="1.388cm" svg:width="10.718cm" svg:height="5.634cm"/>
          <chart:axis chart:dimension="x" chart:name="primary-x" chart:style-name="ch4" chartooo:axis-type="text">
            <chart:categories table:cell-range-address="Tensor.A3:Tensor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nsor.D3:Tensor.D5" chart:label-cell-address="Tensor.D2:Tensor.D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Tensor.D2:Tensor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Tensor.A3:Tensor.B5</svg:desc>
                </draw:g>
              </table:table-cell>
              <table:table-cell office:value-type="float" office:value="0.396979">
                <text:p>0.396979</text:p>
                <draw:g>
                  <svg:desc>Tensor.D3:Tensor.D5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479245">
                <text:p>0.479245</text:p>
              </table:table-cell>
            </table:table-row>
            <table:table-row>
              <table:table-cell office:value-type="string">
                <text:p>DMR half</text:p>
                <text:list>
                  <text:list-item>
                    <text:p>DMR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0.708615">
                <text:p>0.7086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.691cm" svg:height="8.098cm" xlink:href=".." xlink:type="simple" chart:class="chart:bar" chart:style-name="ch1">
        <chart:title svg:x="8.218cm" svg:y="0.296cm" chart:style-name="ch2">
          <text:p>Execution Time (ms)</text:p>
        </chart:title>
        <chart:plot-area chart:style-name="ch3" table:cell-range-address="ALL.A17:ALL.D28" chart:data-source-has-labels="both" svg:x="0.413cm" svg:y="1.256cm" svg:width="19.865cm" svg:height="6.681cm">
          <chartooo:coordinate-region svg:x="1.046cm" svg:y="1.256cm" svg:width="19.232cm" svg:height="4.966cm"/>
          <chart:axis chart:dimension="x" chart:name="primary-x" chart:style-name="ch4" chartooo:axis-type="text">
            <chart:categories table:cell-range-address="ALL.A18:ALL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D18:ALL.D28" chart:label-cell-address="ALL.D17:ALL.D17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ms)</text:p>
                <draw:g>
                  <svg:desc>ALL.D17:ALL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MxM SW float</text:p>
                <text:list>
                  <text:list-item>
                    <text:p>Unhardened</text:p>
                  </text:list-item>
                  <text:list-item>
                    <text:p>MxM SW</text:p>
                  </text:list-item>
                  <text:list-item>
                    <text:p>float</text:p>
                  </text:list-item>
                </text:list>
                <draw:g>
                  <svg:desc>ALL.A18:ALL.C28</svg:desc>
                </draw:g>
              </table:table-cell>
              <table:table-cell office:value-type="float" office:value="168.9629">
                <text:p>168.9629</text:p>
                <draw:g>
                  <svg:desc>ALL.D18:ALL.D28</svg:desc>
                </draw:g>
              </table:table-cell>
            </table:table-row>
            <table:table-row>
              <table:table-cell office:value-type="string">
                <text:p>Unhardened MxM SW double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340.838">
                <text:p>340.838</text:p>
              </table:table-cell>
            </table:table-row>
            <table:table-row>
              <table:table-cell office:value-type="string">
                <text:p>Unhardened Tensor Simple half</text:p>
                <text:list>
                  <text:list-item>
                    <text:p/>
                  </text:list-item>
                  <text:list-item>
                    <text:p>Tensor Simple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187.8601685">
                <text:p>187.8601685</text:p>
              </table:table-cell>
            </table:table-row>
            <table:table-row>
              <table:table-cell office:value-type="string">
                <text:p>Unhardened Tensor Simple floa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250.5069824">
                <text:p>250.5069824</text:p>
              </table:table-cell>
            </table:table-row>
            <table:table-row>
              <table:table-cell office:value-type="string">
                <text:p>Unhardened Tensor Optimized half</text:p>
                <text:list>
                  <text:list-item>
                    <text:p/>
                  </text:list-item>
                  <text:list-item>
                    <text:p>Tensor Optimized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65.4840881">
                <text:p>65.4840881</text:p>
              </table:table-cell>
            </table:table-row>
            <table:table-row>
              <table:table-cell office:value-type="string">
                <text:p>Unhardened Tensor Optimized floa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128.736499">
                <text:p>128.736499</text:p>
              </table:table-cell>
            </table:table-row>
            <table:table-row>
              <table:table-cell office:value-type="string">
                <text:p>DMR MxM SW float</text:p>
                <text:list>
                  <text:list-item>
                    <text:p>DMR</text:p>
                  </text:list-item>
                  <text:list-item>
                    <text:p>MxM SW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34.7191">
                <text:p>334.7191</text:p>
              </table:table-cell>
            </table:table-row>
            <table:table-row>
              <table:table-cell office:value-type="string">
                <text:p>DMR MxM SW double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651.7159">
                <text:p>651.7159</text:p>
              </table:table-cell>
            </table:table-row>
            <table:table-row>
              <table:table-cell office:value-type="string">
                <text:p>DMR MxM SW mixed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491.525">
                <text:p>491.525</text:p>
              </table:table-cell>
            </table:table-row>
            <table:table-row>
              <table:table-cell office:value-type="string">
                <text:p>DMR Tensor Simple half</text:p>
                <text:list>
                  <text:list-item>
                    <text:p/>
                  </text:list-item>
                  <text:list-item>
                    <text:p>Tensor Simple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233.4267578">
                <text:p>233.4267578</text:p>
              </table:table-cell>
            </table:table-row>
            <table:table-row>
              <table:table-cell office:value-type="string">
                <text:p>DMR Tensor Optimized half</text:p>
                <text:list>
                  <text:list-item>
                    <text:p/>
                  </text:list-item>
                  <text:list-item>
                    <text:p>Tensor Optimized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66.6505127">
                <text:p>66.65051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.784cm" svg:height="7.581cm" xlink:href=".." xlink:type="simple" chart:class="chart:bar" chart:style-name="ch1">
        <chart:title svg:x="9.978cm" svg:y="0.286cm" chart:style-name="ch2">
          <text:p>IPC</text:p>
        </chart:title>
        <chart:plot-area chart:style-name="ch3" table:cell-range-address="ALL.A18:ALL.C28 ALL.E17:ALL.E28" chart:data-source-has-labels="both" svg:x="0.415cm" svg:y="1.236cm" svg:width="19.954cm" svg:height="6.194cm">
          <chartooo:coordinate-region svg:x="0.959cm" svg:y="1.236cm" svg:width="19.41cm" svg:height="4.478cm"/>
          <chart:axis chart:dimension="x" chart:name="primary-x" chart:style-name="ch4" chartooo:axis-type="text">
            <chart:categories table:cell-range-address="ALL.A18:ALL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E18:ALL.E28" chart:label-cell-address="ALL.E17:ALL.E17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ALL.E17:ALL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MxM SW float</text:p>
                <text:list>
                  <text:list-item>
                    <text:p>Unhardened</text:p>
                  </text:list-item>
                  <text:list-item>
                    <text:p>MxM SW</text:p>
                  </text:list-item>
                  <text:list-item>
                    <text:p>float</text:p>
                  </text:list-item>
                </text:list>
                <draw:g>
                  <svg:desc>ALL.A18:ALL.C28</svg:desc>
                </draw:g>
              </table:table-cell>
              <table:table-cell office:value-type="float" office:value="0.361632">
                <text:p>0.361632</text:p>
                <draw:g>
                  <svg:desc>ALL.E18:ALL.E28</svg:desc>
                </draw:g>
              </table:table-cell>
            </table:table-row>
            <table:table-row>
              <table:table-cell office:value-type="string">
                <text:p>Unhardened MxM SW double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0.378918">
                <text:p>0.378918</text:p>
              </table:table-cell>
            </table:table-row>
            <table:table-row>
              <table:table-cell office:value-type="string">
                <text:p>Unhardened Tensor Simple half</text:p>
                <text:list>
                  <text:list-item>
                    <text:p/>
                  </text:list-item>
                  <text:list-item>
                    <text:p>Tensor Simple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0.396979">
                <text:p>0.396979</text:p>
              </table:table-cell>
            </table:table-row>
            <table:table-row>
              <table:table-cell office:value-type="string">
                <text:p>Unhardened Tensor Simple floa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479245">
                <text:p>0.479245</text:p>
              </table:table-cell>
            </table:table-row>
            <table:table-row>
              <table:table-cell office:value-type="string">
                <text:p>Unhardened Tensor Optimized half</text:p>
                <text:list>
                  <text:list-item>
                    <text:p/>
                  </text:list-item>
                  <text:list-item>
                    <text:p>Tensor Optimized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1.099281">
                <text:p>1.099281</text:p>
              </table:table-cell>
            </table:table-row>
            <table:table-row>
              <table:table-cell office:value-type="string">
                <text:p>Unhardened Tensor Optimized floa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1.086806">
                <text:p>1.086806</text:p>
              </table:table-cell>
            </table:table-row>
            <table:table-row>
              <table:table-cell office:value-type="string">
                <text:p>DMR MxM SW float</text:p>
                <text:list>
                  <text:list-item>
                    <text:p>DMR</text:p>
                  </text:list-item>
                  <text:list-item>
                    <text:p>MxM SW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446955">
                <text:p>0.446955</text:p>
              </table:table-cell>
            </table:table-row>
            <table:table-row>
              <table:table-cell office:value-type="string">
                <text:p>DMR MxM SW double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0.431537">
                <text:p>0.431537</text:p>
              </table:table-cell>
            </table:table-row>
            <table:table-row>
              <table:table-cell office:value-type="string">
                <text:p>DMR MxM SW mixed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0.511054">
                <text:p>0.511054</text:p>
              </table:table-cell>
            </table:table-row>
            <table:table-row>
              <table:table-cell office:value-type="string">
                <text:p>DMR Tensor Simple half</text:p>
                <text:list>
                  <text:list-item>
                    <text:p/>
                  </text:list-item>
                  <text:list-item>
                    <text:p>Tensor Simple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0.708615">
                <text:p>0.708615</text:p>
              </table:table-cell>
            </table:table-row>
            <table:table-row>
              <table:table-cell office:value-type="string">
                <text:p>DMR Tensor Optimized half</text:p>
                <text:list>
                  <text:list-item>
                    <text:p/>
                  </text:list-item>
                  <text:list-item>
                    <text:p>Tensor Optimized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1.106212">
                <text:p>1.1062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